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19280305163470589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51107258916916160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76279492575530439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070848653929336827"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6116490399057797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979187851962015231"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177145744328609714"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134683529588297677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714345" text:continue-list="list3177145744328609714"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01254129415943223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71833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71235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726830"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73238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73159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19720545929386223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08181120338397808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0863743205585758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73867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1996286354628228"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8974418892280852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841270592555935084" text:style-name="L15">
        <text:list-item>
          <text:list>
            <text:list-header>
              <text:p text:style-name="P184">1.5 miles averaging about 9:40/mile and rest 1 min</text:p>
            </text:list-header>
          </text:list>
        </text:list-item>
      </text:list>
      <text:p text:style-name="P24">1 mile in 8:26 and rest 2 min</text:p>
      <text:list xml:id="list787359590088900142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00910296494006509"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727134"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60750529277744466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09510938553405276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76148396910701978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745037" text:continue-list="list9095109385534052763" text:style-name="L19">
        <text:list-item>
          <text:list>
            <text:list-header>
              <text:p text:style-name="P188">(Pace*HR)=1240</text:p>
            </text:list-header>
          </text:list>
        </text:list-item>
      </text:list>
      <text:list xml:id="list35722925" text:continue-list="list6607505292777444665" text:style-name="L18">
        <text:list-item>
          <text:list>
            <text:list-header>
              <text:p text:style-name="P187">2 miles at 10:46/mile Ave HR= 121 bpm and rest a few minutes</text:p>
            </text:list-header>
          </text:list>
        </text:list-item>
      </text:list>
      <text:list xml:id="list35734198" text:continue-list="list3574503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730001"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8283558628206620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4351100220160082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38821893199811937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746342645627862782"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65209463595655957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38503568834201825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716391"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72996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90758924604191305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7582148928264440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810360837139708784"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3692800975092256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4314961637803426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20550382330794845" text:style-name="L32">
        <text:list-item>
          <text:list>
            <text:list-header>
              <text:p text:style-name="P198">0.25 miles in 2:54</text:p>
              <text:p text:style-name="P198">1 mile in 9:21 going faster as I ran and ending at around 8:30 pace</text:p>
            </text:list-header>
          </text:list>
        </text:list-item>
      </text:list>
      <text:list xml:id="list302856542831090033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71417408419927416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2527986306691704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9728964036951843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41160433840804246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01257342795819545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129312876057695699"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6T15:47:13.13</dc:date>
    <dc:creator>James Lombardi</dc:creator>
    <meta:editing-duration>P31DT18H31M58S</meta:editing-duration>
    <meta:editing-cycles>2306</meta:editing-cycles>
    <meta:generator>OpenOffice/4.1.2$Win32 OpenOffice.org_project/412m3$Build-9782</meta:generator>
    <meta:document-statistic meta:table-count="0" meta:image-count="9" meta:object-count="0" meta:page-count="227" meta:paragraph-count="6671" meta:word-count="71454" meta:character-count="365459"/>
  </office:meta>
</office:document-meta>
</file>